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cm" svg:height="1cm" svg:x="14cm" svg:y="13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cm" svg:height="1cm" svg:x="20cm" svg:y="16cm">
          <text:p text:style-name="P1"><text:span text:style-name="T1">sf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4cm" svg:height="1cm" svg:x="26cm" svg:y="19cm">
          <text:p text:style-name="P1"><text:span text:style-name="T1">wind</text:span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cm" svg:height="1cm" svg:x="26cm" svg:y="16cm">
          <text:p text:style-name="P1"><text:span text:style-name="T1">even</text:span><text:span text:style-name="T1">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2cm" svg:y="16cm"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cm" svg:height="1cm" svg:x="2cm" svg:y="13cm">
          <text:p text:style-name="P1"><text:span text:style-name="T1">col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cm" svg:x="14cm" svg:y="10cm">
          <text:p text:style-name="P1"><text:span text:style-name="T1">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26cm" svg:y="7cm">
          <text:p text:style-name="P1"><text:span text:style-name="T1">levelEd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32cm" svg:y="10cm">
          <text:p text:style-name="P1"><text:span text:style-name="T1">fileEd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26cm" svg:y="10cm">
          <text:p text:style-name="P1"><text:span text:style-name="T1">save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1cm" svg:x="14cm" svg:y="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14cm" svg:y="4cm">
          <text:p text:style-name="P1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20cm" svg:y="4cm">
          <text:p text:style-name="P1"><text:span text:style-name="T1">wal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6cm" svg:y1="2cm" svg:x2="22cm" svg:y2="4cm" draw:start-shape="id1" draw:start-glue-point="2" draw:end-shape="id2" svg:d="M16000 2000v1000h6000v1000" svg:viewBox="0 0 6001 2001">
          <text:p/>
        </draw:connector>
        <draw:custom-shape draw:style-name="gr1" draw:text-style-name="P2" xml:id="id18" draw:id="id18" draw:layer="layout" svg:width="4cm" svg:height="1cm" svg:x="26cm" svg:y="13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2cm" svg:y1="10.5cm" svg:x2="30cm" svg:y2="7.5cm" draw:start-shape="id3" draw:start-glue-point="3" draw:end-shape="id4" draw:end-glue-point="1" svg:d="M32000 10500h-1000v-3000h-1000" svg:viewBox="0 0 2001 3001">
          <text:p/>
        </draw:connector>
        <draw:connector draw:style-name="gr2" draw:text-style-name="P3" draw:layer="layout" svg:x1="32cm" svg:y1="10.5cm" svg:x2="30cm" svg:y2="10.5cm" draw:start-shape="id3" draw:start-glue-point="3" draw:end-shape="id5" svg:d="M32000 10500h-2000" svg:viewBox="0 0 2001 1">
          <text:p/>
        </draw:connector>
        <draw:custom-shape draw:style-name="gr1" draw:text-style-name="P2" xml:id="id10" draw:id="id10" draw:layer="layout" svg:width="4cm" svg:height="1cm" svg:x="7.975cm" svg:y="4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6cm" svg:y1="2cm" svg:x2="16cm" svg:y2="4cm" draw:start-shape="id1" draw:start-glue-point="2" draw:end-shape="id6" svg:d="M16000 2000v2000" svg:viewBox="0 0 1 2001">
          <text:p/>
        </draw:connector>
        <draw:custom-shape draw:style-name="gr1" draw:text-style-name="P2" xml:id="id17" draw:id="id17" draw:layer="layout" svg:width="4cm" svg:height="1cm" svg:x="14cm" svg:y="7cm">
          <text:p text:style-name="P1"><text:span text:style-name="T1">object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20cm" svg:y="10cm">
          <text:p text:style-name="P1"><text:span text:style-name="T1">util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cm" svg:y1="10.5cm" svg:x2="18cm" svg:y2="10.5cm" draw:start-shape="id7" draw:start-glue-point="3" draw:end-shape="id8" draw:end-glue-point="1" svg:d="M20000 10500h-2000" svg:viewBox="0 0 2001 1">
          <text:p/>
        </draw:connector>
        <draw:connector draw:style-name="gr2" draw:text-style-name="P3" draw:layer="layout" svg:x1="26cm" svg:y1="10.5cm" svg:x2="24cm" svg:y2="10.5cm" draw:start-shape="id5" draw:start-glue-point="3" draw:end-shape="id7" svg:d="M26000 10500h-2000" svg:viewBox="0 0 2001 1">
          <text:p/>
        </draw:connector>
        <draw:connector draw:style-name="gr2" draw:text-style-name="P3" draw:layer="layout" svg:x1="26cm" svg:y1="7.5cm" svg:x2="24cm" svg:y2="10.5cm" draw:start-shape="id4" draw:start-glue-point="3" draw:end-shape="id7" svg:d="M26000 7500h-1000v3000h-1000" svg:viewBox="0 0 2001 3001">
          <text:p/>
        </draw:connector>
        <draw:connector draw:style-name="gr2" draw:text-style-name="P3" draw:layer="layout" svg:x1="16cm" svg:y1="11cm" svg:x2="16cm" svg:y2="13cm" draw:start-shape="id8" draw:start-glue-point="2" draw:end-shape="id9" draw:end-glue-point="0" svg:d="M16000 11000v2000" svg:viewBox="0 0 1 2001">
          <text:p/>
        </draw:connector>
        <draw:connector draw:style-name="gr2" draw:text-style-name="P3" draw:layer="layout" svg:x1="16cm" svg:y1="2cm" svg:x2="9.975cm" svg:y2="4cm" draw:start-shape="id1" draw:start-glue-point="2" draw:end-shape="id10" draw:end-glue-point="0" svg:d="M16000 2000v1000h-6025v1000" svg:viewBox="0 0 6026 2001">
          <text:p/>
        </draw:connector>
        <draw:custom-shape draw:style-name="gr1" draw:text-style-name="P2" xml:id="id13" draw:id="id13" draw:layer="layout" svg:width="4cm" svg:height="1cm" svg:x="2cm" svg:y="10cm">
          <text:p text:style-name="P1"><text:span text:style-name="T1">inven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20cm" svg:y="13cm">
          <text:p text:style-name="P1"><text:span text:style-name="T1">sfml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cm" svg:height="1cm" svg:x="8cm" svg:y="10cm">
          <text:p text:style-name="P1"><text:span text:style-name="T1">even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2cm" svg:y1="16cm" svg:x2="22cm" svg:y2="14cm" draw:start-shape="id11" draw:start-glue-point="0" draw:end-shape="id12" draw:end-glue-point="2" svg:d="M22000 16000v-2000" svg:viewBox="0 0 1 2001">
          <text:p/>
        </draw:connector>
        <draw:connector draw:style-name="gr2" draw:text-style-name="P3" draw:layer="layout" svg:x1="6cm" svg:y1="10.5cm" svg:x2="8cm" svg:y2="10.5cm" draw:start-shape="id13" draw:start-glue-point="1" draw:end-shape="id14" draw:end-glue-point="3" svg:d="M6000 10500h2000" svg:viewBox="0 0 2001 1">
          <text:p/>
        </draw:connector>
        <draw:connector draw:style-name="gr2" draw:text-style-name="P3" draw:layer="layout" svg:x1="6cm" svg:y1="13.5cm" svg:x2="8cm" svg:y2="10.5cm" draw:start-shape="id15" draw:start-glue-point="1" draw:end-shape="id14" draw:end-glue-point="3" svg:d="M6000 13500h1000v-3000h1000" svg:viewBox="0 0 2001 3001">
          <text:p/>
        </draw:connector>
        <draw:connector draw:style-name="gr2" draw:text-style-name="P3" draw:layer="layout" svg:x1="6cm" svg:y1="16.5cm" svg:x2="8cm" svg:y2="10.5cm" draw:start-shape="id16" draw:start-glue-point="1" draw:end-shape="id14" draw:end-glue-point="3" svg:d="M6000 16500h1000v-6000h1000" svg:viewBox="0 0 2001 6001">
          <text:p/>
        </draw:connector>
        <draw:connector draw:style-name="gr2" draw:text-style-name="P3" draw:layer="layout" svg:x1="9.975cm" svg:y1="5cm" svg:x2="16cm" svg:y2="7cm" draw:start-shape="id10" draw:start-glue-point="2" draw:end-shape="id17" draw:end-glue-point="0" svg:d="M9975 5000v1000h6025v1000" svg:viewBox="0 0 6026 2001">
          <text:p/>
        </draw:connector>
        <draw:connector draw:style-name="gr2" draw:text-style-name="P3" draw:layer="layout" svg:x1="22cm" svg:y1="5cm" svg:x2="16cm" svg:y2="7cm" draw:start-shape="id2" draw:start-glue-point="2" draw:end-shape="id17" draw:end-glue-point="0" svg:d="M22000 5000v1000h-6000v1000" svg:viewBox="0 0 6001 2001">
          <text:p/>
        </draw:connector>
        <draw:connector draw:style-name="gr2" draw:text-style-name="P3" draw:layer="layout" svg:x1="16cm" svg:y1="5cm" svg:x2="16cm" svg:y2="7cm" draw:start-shape="id6" draw:start-glue-point="2" draw:end-shape="id17" draw:end-glue-point="0" svg:d="M16000 5000v2000" svg:viewBox="0 0 1 2001">
          <text:p/>
        </draw:connector>
        <draw:connector draw:style-name="gr2" draw:text-style-name="P3" draw:layer="layout" svg:x1="12cm" svg:y1="10.5cm" svg:x2="14cm" svg:y2="10.5cm" draw:start-shape="id14" draw:start-glue-point="1" draw:end-shape="id8" draw:end-glue-point="3" svg:d="M12000 10500h2000" svg:viewBox="0 0 2001 1">
          <text:p/>
        </draw:connector>
        <draw:connector draw:style-name="gr2" draw:text-style-name="P3" draw:layer="layout" svg:x1="26cm" svg:y1="13.5cm" svg:x2="24cm" svg:y2="16.5cm" draw:start-shape="id18" draw:start-glue-point="3" draw:end-shape="id11" draw:end-glue-point="1" svg:d="M26000 13500h-1000v3000h-1000" svg:viewBox="0 0 2001 3001">
          <text:p/>
        </draw:connector>
        <draw:connector draw:style-name="gr2" draw:text-style-name="P3" draw:layer="layout" svg:x1="26cm" svg:y1="16.5cm" svg:x2="24cm" svg:y2="16.5cm" draw:start-shape="id19" draw:start-glue-point="3" draw:end-shape="id11" draw:end-glue-point="1" svg:d="M26000 16500h-2000" svg:viewBox="0 0 2001 1">
          <text:p/>
        </draw:connector>
        <draw:connector draw:style-name="gr2" draw:text-style-name="P3" draw:layer="layout" svg:x1="26cm" svg:y1="19.5cm" svg:x2="24cm" svg:y2="16.5cm" draw:start-shape="id20" draw:start-glue-point="3" draw:end-shape="id11" draw:end-glue-point="1" svg:d="M26000 19500h-1000v-3000h-1000" svg:viewBox="0 0 2001 3001">
          <text:p/>
        </draw:connector>
        <draw:connector draw:style-name="gr2" draw:text-style-name="P3" draw:layer="layout" svg:x1="20cm" svg:y1="13.5cm" svg:x2="18cm" svg:y2="10.5cm" draw:start-shape="id12" draw:start-glue-point="3" draw:end-shape="id8" draw:end-glue-point="1" svg:d="M20000 13500h-1000v-3000h-1000" svg:viewBox="0 0 2001 3001">
          <text:p/>
        </draw:connector>
        <draw:connector draw:style-name="gr2" draw:text-style-name="P3" draw:layer="layout" draw:line-skew="-0.499cm" svg:x1="14cm" svg:y1="7.5cm" svg:x2="2cm" svg:y2="10.5cm" draw:start-shape="id17" draw:start-glue-point="3" draw:end-shape="id13" draw:end-glue-point="3" svg:d="M14000 7500h-13000v3000h1000" svg:viewBox="0 0 13001 3001">
          <text:p/>
        </draw:connector>
        <draw:connector draw:style-name="gr2" draw:text-style-name="P3" draw:layer="layout" draw:line-skew="-0.499cm" svg:x1="14cm" svg:y1="7.5cm" svg:x2="2cm" svg:y2="13.5cm" draw:start-shape="id17" draw:start-glue-point="3" draw:end-shape="id15" draw:end-glue-point="3" svg:d="M14000 7500h-13000v6000h1000" svg:viewBox="0 0 13001 6001">
          <text:p/>
        </draw:connector>
        <draw:connector draw:style-name="gr2" draw:text-style-name="P3" draw:layer="layout" draw:line-skew="-0.499cm" svg:x1="14cm" svg:y1="7.5cm" svg:x2="2cm" svg:y2="16.5cm" draw:start-shape="id17" draw:start-glue-point="3" draw:end-shape="id16" draw:end-glue-point="3" svg:d="M14000 7500h-13000v9000h1000" svg:viewBox="0 0 13001 9001">
          <text:p/>
        </draw:connector>
        <draw:connector draw:style-name="gr2" draw:text-style-name="P3" draw:layer="layout" svg:x1="16cm" svg:y1="8cm" svg:x2="16cm" svg:y2="10cm" draw:start-shape="id17" draw:start-glue-point="2" draw:end-shape="id8" draw:end-glue-point="0" svg:d="M16000 8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3:22:13.923314687</meta:creation-date>
    <dc:date>2018-08-01T15:53:22.979082880</dc:date>
    <meta:editing-duration>PT4H29M51S</meta:editing-duration>
    <meta:editing-cycles>22</meta:editing-cycles>
    <meta:generator>LibreOffice/6.0.3.2$Linux_X86_64 LibreOffice_project/00m0$Build-2</meta:generator>
    <meta:document-statistic meta:object-count="45"/>
  </office:meta>
</office:document-meta>
</file>